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GOLEM LOGO DESIGN - AI IMAGE GENERATION PROMPTS</text:p>
      <text:p text:style-name="P1">Based on "The Thinker" Concept</text:p>
      <text:p text:style-name="P1"/>
      <text:p text:style-name="P1">=================================================================</text:p>
      <text:p text:style-name="P1">RECOMMENDED OPTION: MINIMALIST MODERN (Best for Tech Company)</text:p>
      <text:p text:style-name="P1">=================================================================</text:p>
      <text:p text:style-name="P1"/>
      <text:p text:style-name="P1">PROMPT 1: Clean Minimalist Silhouette</text:p>
      <text:p text:style-name="P1">---</text:p>
      <text:p text:style-name="P1">"Professional tech company logo design. A humanoid robot sitting in 'The Thinker' pose (Rodin statue position) - chin resting on hand, elbow on knee, contemplative pose. MINIMALIST black silhouette style, clean lines, modern aesthetic. Simple geometric shapes forming the robot body. Below the figure, text 'HaGOLEM' in modern sans-serif font. White background. Corporate tech logo style, suitable for business cards and billboards. Vector art quality, professional, timeless design."</text:p>
      <text:p text:style-name="P1">---</text:p>
      <text:p text:style-name="P1"/>
      <text:p text:style-name="P1">COLOR VARIATION:</text:p>
      <text:p text:style-name="P1">"Same design but with gradient: Deep blue (#667eea) to purple (#764ba2) for the robot silhouette. White background. Text 'HaGOLEM' in matching deep blue."</text:p>
      <text:p text:style-name="P1"/>
      <text:p text:style-name="P1">=================================================================</text:p>
      <text:p text:style-name="P1">OPTION 2: TECH-FORWARD WITH NEURAL NETWORK</text:p>
      <text:p text:style-name="P1">=================================================================</text:p>
      <text:p text:style-name="P1"/>
      <text:p text:style-name="P1">PROMPT 2: Neural Network Brain</text:p>
      <text:p text:style-name="P1">---</text:p>
      <text:p text:style-name="P1">"Professional tech company logo. Humanoid robot sitting in 'The Thinker' pose. Robot body is clean minimalist silhouette in deep blue. Inside the head area, visible neural network pattern - interconnected nodes and lines forming a brain shape, glowing in electric blue. Modern, sophisticated tech aesthetic. Text 'HaGOLEM' below in modern sans-serif font. White background. AI and robotics company branding, professional corporate style."</text:p>
      <text:p text:style-name="P1">---</text:p>
      <text:p text:style-name="P1"/>
      <text:p text:style-name="P1">=================================================================</text:p>
      <text:p text:style-name="P1">OPTION 3: CIRCUIT PATTERN VARIATION</text:p>
      <text:p text:style-name="P1">=================================================================</text:p>
      <text:p text:style-name="P1"/>
      <text:p text:style-name="P1">PROMPT 3: Circuit Lines</text:p>
      <text:p text:style-name="P1">---</text:p>
      <text:p text:style-name="P1">"Modern tech logo design. Humanoid robot in 'The Thinker' contemplative pose. Robot silhouette filled with elegant circuit board pattern - thin lines forming technological pathways throughout the body, concentrated more densely in the head region. Color scheme: deep blue robot outline, electric blue circuit lines. Text 'HaGOLEM' below in clean modern font. White background. Sophisticated AI company logo, professional and futuristic."</text:p>
      <text:p text:style-name="P1">---</text:p>
      <text:p text:style-name="P1"/>
      <text:p text:style-name="P1">=================================================================</text:p>
      <text:p text:style-name="P1">OPTION 4: DUAL SILHOUETTE (MOST SYMBOLIC)</text:p>
      <text:p text:style-name="P1">=================================================================</text:p>
      <text:p text:style-name="P1"/>
      <text:p text:style-name="P1">PROMPT 4: Human + Robot Overlay</text:p>
      <text:p text:style-name="P1">---</text:p>
      <text:p text:style-name="P1">"Conceptual tech logo design. Two overlapping silhouettes in 'The Thinker' pose - one human silhouette (semi-transparent, gray) and one robot silhouette (solid, deep blue) sitting in the exact same contemplative position. The overlap creates a powerful visual showing 'created in our image' concept. Modern minimalist style. Text 'HaGOLEM' below in modern sans-serif font. White background. Philosophical tech company branding, clean and professional."</text:p>
      <text:p text:style-name="P1">---</text:p>
      <text:p text:style-name="P1"/>
      <text:p text:style-name="P1">=================================================================</text:p>
      <text:p text:style-name="P1">OPTION 5: GRADIENT MODERN (MY TOP PICK)</text:p>
      <text:p text:style-name="P1">=================================================================</text:p>
      <text:p text:style-name="P1"/>
      <text:p text:style-name="P1">PROMPT 5: Gradient Elegance</text:p>
      <text:p text:style-name="P1">---</text:p>
      <text:p text:style-name="P1">"Premium tech company logo. Humanoid robot sitting in 'The Thinker' pose (hand under chin, contemplative). Robot rendered in smooth gradient from deep blue (#667eea) at bottom to purple (#764ba2) at top. Very clean, minimal linework, elegant curves, modern aesthetic. Slight glow effect around the figure suggesting intelligence/energy. Text 'HaGOLEM' below in bold modern sans-serif font, matching deep blue color. White or light gray background. High-end tech company branding, Apple-level design quality, timeless and sophisticated."</text:p>
      <text:p text:style-name="P1">---</text:p>
      <text:p text:style-name="P1"/>
      <text:p text:style-name="P1">=================================================================</text:p>
      <text:p text:style-name="P1">OPTION 6: MONOCHROME PROFESSIONAL</text:p>
      <text:p text:style-name="P1">=================================================================</text:p>
      <text:p text:style-name="P1"/>
      <text:p text:style-name="P1">PROMPT 6: Classic Black</text:p>
      <text:p text:style-name="P1">---</text:p>
      <text:p text:style-name="P1">"Corporate tech logo design. Humanoid robot in 'The Thinker' statue pose. Pure black silhouette, extremely clean lines, professional and timeless. Perfect symmetry and balance. Text 'HaGOLEM' below in bold modern sans-serif font (also black). White background. Suitable for any application - business cards, letterhead, website, billboards. Minimal, powerful, memorable. Think IBM or Apple level of design sophistication."</text:p>
      <text:p text:style-name="P1">---</text:p>
      <text:p text:style-name="P1"/>
      <text:p text:style-name="P1">=================================================================</text:p>
      <text:p text:style-name="P1">BONUS: ICON ONLY VERSION (For App Icons, Favicons)</text:p>
      <text:p text:style-name="P1">=================================================================</text:p>
      <text:p text:style-name="P1"/>
      <text:p text:style-name="P1">PROMPT 7: Circular Icon</text:p>
      <text:p text:style-name="P1">---</text:p>
      <text:p text:style-name="P1">"App icon design. Humanoid robot in 'The Thinker' pose inside a circle. Minimalist style, gradient from blue to purple. Clean, recognizable even at small sizes (16x16 pixels). Modern tech aesthetic. No text, just the iconic thinking robot figure. Perfect for app icons, favicons, social media profile pictures."</text:p>
      <text:p text:style-name="P1">---</text:p>
      <text:p text:style-name="P1"/>
      <text:p text:style-name="P1">=================================================================</text:p>
      <text:p text:style-name="P1">RECOMMENDED USAGE BY CONTEXT</text:p>
      <text:p text:style-name="P1">=================================================================</text:p>
      <text:p text:style-name="P1"/>
      <text:p text:style-name="P1">OPTION 5 (Gradient Elegance) - USE FOR:</text:p>
      <text:p text:style-name="P1">✓ Main company logo</text:p>
      <text:p text:style-name="P1">✓ Website header</text:p>
      <text:p text:style-name="P1">✓ Investor presentations</text:p>
      <text:p text:style-name="P1">✓ Marketing materials</text:p>
      <text:p text:style-name="P1">→ MOST VERSATILE, PREMIUM LOOK</text:p>
      <text:p text:style-name="P1"/>
      <text:p text:style-name="P1">OPTION 1 (Minimalist Silhouette) - USE FOR:</text:p>
      <text:p text:style-name="P1">✓ Business cards</text:p>
      <text:p text:style-name="P1">✓ Letterhead</text:p>
      <text:p text:style-name="P1">✓ Black and white printing</text:p>
      <text:p text:style-name="P1">✓ When you need extreme simplicity</text:p>
      <text:p text:style-name="P1"><text:soft-page-break/>→ MOST PROFESSIONAL, TRADITIONAL</text:p>
      <text:p text:style-name="P1"/>
      <text:p text:style-name="P1">OPTION 4 (Dual Silhouette) - USE FOR:</text:p>
      <text:p text:style-name="P1">✓ About page ("Created in Our Image" section)</text:p>
      <text:p text:style-name="P1">✓ Investor deck (symbolic/conceptual slides)</text:p>
      <text:p text:style-name="P1">✓ Brand story materials</text:p>
      <text:p text:style-name="P1">→ MOST MEANINGFUL, TELLS THE STORY</text:p>
      <text:p text:style-name="P1"/>
      <text:p text:style-name="P1">OPTION 7 (Circular Icon) - USE FOR:</text:p>
      <text:p text:style-name="P1">✓ App icon</text:p>
      <text:p text:style-name="P1">✓ Favicon (website tab icon)</text:p>
      <text:p text:style-name="P1">✓ Social media profile pictures</text:p>
      <text:p text:style-name="P1">✓ Small digital spaces</text:p>
      <text:p text:style-name="P1">→ MOST PRACTICAL FOR DIGITAL</text:p>
      <text:p text:style-name="P1"/>
      <text:p text:style-name="P1">=================================================================</text:p>
      <text:p text:style-name="P1">HOW TO GENERATE THESE LOGOS</text:p>
      <text:p text:style-name="P1">=================================================================</text:p>
      <text:p text:style-name="P1"/>
      <text:p text:style-name="P1">You can use any of these AI image generators (all free or have free tiers):</text:p>
      <text:p text:style-name="P1"/>
      <text:p text:style-name="P1">1. **DALL-E 3** (via ChatGPT Plus or Bing Image Creator)</text:p>
      <text:p text:style-name="P1"><text:s text:c="3"/>- Best quality</text:p>
      <text:p text:style-name="P1"><text:s text:c="3"/>- Most reliable for logo design</text:p>
      <text:p text:style-name="P1"><text:s text:c="3"/>- URL: bing.com/create</text:p>
      <text:p text:style-name="P1"/>
      <text:p text:style-name="P1">2. **Midjourney** (Discord-based)</text:p>
      <text:p text:style-name="P1"><text:s text:c="3"/>- Professional quality</text:p>
      <text:p text:style-name="P1"><text:s text:c="3"/>- Great for variations</text:p>
      <text:p text:style-name="P1"><text:s text:c="3"/>- URL: midjourney.com</text:p>
      <text:p text:style-name="P1"/>
      <text:p text:style-name="P1">3. **Adobe Firefly**</text:p>
      <text:p text:style-name="P1"><text:s text:c="3"/>- Commercial use rights</text:p>
      <text:p text:style-name="P1"><text:s text:c="3"/>- Good quality</text:p>
      <text:p text:style-name="P1"><text:s text:c="3"/>- URL: firefly.adobe.com</text:p>
      <text:p text:style-name="P1"/>
      <text:p text:style-name="P1">4. **Leonardo.ai**</text:p>
      <text:p text:style-name="P1"><text:s text:c="3"/>- Free tier available</text:p>
      <text:p text:style-name="P1"><text:s text:c="3"/>- Good control</text:p>
      <text:p text:style-name="P1"><text:s text:c="3"/>- URL: leonardo.ai</text:p>
      <text:p text:style-name="P1"/>
      <text:p text:style-name="P1">**PROCESS:**</text:p>
      <text:p text:style-name="P1">1. Copy one of the prompts above</text:p>
      <text:p text:style-name="P1">2. Paste into the AI image generator</text:p>
      <text:p text:style-name="P1">3. Generate 3-4 variations</text:p>
      <text:p text:style-name="P1">4. Download the ones you like</text:p>
      <text:p text:style-name="P1">5. Refine if needed (adjust colors, positioning, etc.)</text:p>
      <text:p text:style-name="P1"/>
      <text:p text:style-name="P1">**REFINEMENT:**</text:p>
      <text:p text:style-name="P1">If the first generation isn't perfect, add to the prompt:</text:p>
      <text:p text:style-name="P1">- "Make it more minimalist"</text:p>
      <text:p text:style-name="P1">- "Bolder lines"</text:p>
      <text:p text:style-name="P1">- "Cleaner design"</text:p>
      <text:p text:style-name="P1">- "More professional/corporate"</text:p>
      <text:p text:style-name="P1">- "Adjust pose angle to be more recognizable"</text:p>
      <text:p text:style-name="P1"/>
      <text:p text:style-name="P1">=================================================================</text:p>
      <text:p text:style-name="P1">MY FINAL RECOMMENDATION</text:p>
      <text:p text:style-name="P1">=================================================================</text:p>
      <text:p text:style-name="P1"/>
      <text:p text:style-name="P1">**Primary Logo: OPTION 5 (Gradient Elegance)**</text:p>
      <text:p text:style-name="P1">Why: Premium feel, modern, works everywhere, memorable</text:p>
      <text:p text:style-name="P1"/>
      <text:p text:style-name="P1">**Secondary Logo: OPTION 1 (Minimalist Silhouette)**</text:p>
      <text:p text:style-name="P1">Why: Works in black &amp; white, maximum versatility, timeless</text:p>
      <text:p text:style-name="P1"/>
      <text:p text:style-name="P1">**Icon Version: OPTION 7 (Circular Icon)**</text:p>
      <text:p text:style-name="P1">Why: Digital presence, app/website favicon</text:p>
      <text:p text:style-name="P1"/>
      <text:p text:style-name="P1">**Conceptual Use: OPTION 4 (Dual Silhouette)**</text:p>
      <text:p text:style-name="P1">Why: Tells the "created in our image" story visually</text:p>
      <text:p text:style-name="P1"/>
      <text:p text:style-name="P1">This gives you a complete brand identity system:</text:p>
      <text:p text:style-name="P1">- Main logo for presentations and marketing</text:p>
      <text:p text:style-name="P1">- Simple version for documents</text:p>
      <text:p text:style-name="P1">- Icon for digital</text:p>
      <text:p text:style-name="P1">- Conceptual version for storytelling</text:p>
      <text:p text:style-name="P1"/>
      <text:p text:style-name="P1">=================================================================</text:p>
      <text:p text:style-name="P1">NEXT STEPS</text:p>
      <text:p text:style-name="P1">=================================================================</text:p>
      <text:p text:style-name="P1"/>
      <text:p text:style-name="P1">1. Generate these using AI image generator (I recommend DALL-E 3 via Bing)</text:p>
      <text:p text:style-name="P1">2. Pick your favorite 2-3 variations</text:p>
      <text:p text:style-name="P1">3. If you want, I can help refine the prompts based on what you see</text:p>
      <text:p text:style-name="P1">4. Get final versions in multiple formats:</text:p>
      <text:p text:style-name="P1"><text:s text:c="3"/>- PNG (with transparent background)</text:p>
      <text:p text:style-name="P1"><text:s text:c="3"/>- SVG (vector, scalable)</text:p>
      <text:p text:style-name="P1"><text:s text:c="3"/>- High-res for printing</text:p>
      <text:p text:style-name="P1"><text:s text:c="3"/>- Low-res for web</text:p>
      <text:p text:style-name="P1"/>
      <text:p text:style-name="P1">Then you'll have a complete professional logo suite for HaGOLEM! 🎨</text:p>
      <text:p text:style-name="P1"/>
      <text:p text:style-name="P1">Would you like me to help you generate these, or do you want to try it yourself fir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9:03:51.692943500</meta:creation-date>
    <dc:date>2025-11-29T19:04:49.927972200</dc:date>
    <meta:editing-duration>PT58S</meta:editing-duration>
    <meta:editing-cycles>1</meta:editing-cycles>
    <meta:document-statistic meta:table-count="0" meta:image-count="0" meta:object-count="0" meta:page-count="2" meta:paragraph-count="141" meta:word-count="1017" meta:character-count="7965" meta:non-whitespace-character-count="7041"/>
    <meta:generator>LibreOffice/25.8.3.2$Windows_X86_64 LibreOffice_project/8ca8d55c161d602844f5428fa4b58097424e324e</meta:generator>
  </office:meta>
</office:document-meta>
</file>